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style:paragraph-properties style:text-autospace="none"/>
      <style:text-properties fo:color="#000000" style:font-name="Segoe UI1" fo:font-size="32pt" style:font-size-asian="32pt" style:font-size-complex="32pt"/>
    </style:style>
    <style:style style:name="P3" style:family="paragraph">
      <style:paragraph-properties fo:text-align="start"/>
      <style:text-properties fo:color="#ffffff" style:font-name="Segoe UI" fo:font-size="32pt" fo:text-shadow="1pt 1pt" style:text-underline-style="none" style:font-size-asian="32pt" style:font-size-complex="32pt"/>
    </style:style>
    <style:style style:name="P4" style:family="paragraph">
      <style:paragraph-properties fo:text-align="start" style:text-autospace="none"/>
      <style:text-properties fo:color="#000000" style:font-name="Segoe UI1" fo:font-size="32pt" fo:text-shadow="1pt 1pt" style:text-underline-style="none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text-shadow="1pt 1pt" style:font-size-asian="26pt" style:font-size-complex="26pt"/>
    </style:style>
    <style:style style:name="T3" style:family="text">
      <style:text-properties fo:color="#ffffff" style:font-name="Segoe UI" fo:font-size="28pt" fo:text-shadow="1pt 1pt" style:font-size-asian="28pt" style:font-size-complex="2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1" draw:layer="layout" svg:width="25.654cm" svg:height="2.774cm" svg:x="1.27cm" svg:y="1.016cm">
          <draw:text-box>
            <text:p text:style-name="P1"><text:span text:style-name="T1">Gospel Reading</text:span><text:span text:style-name="T2"> </text:span></text:p>
            <text:p text:style-name="P1"><text:span text:style-name="T3">Mark 11:1-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3" draw:layer="layout" svg:width="25.654cm" svg:height="6.263cm" svg:x="1.27cm" svg:y="1.016cm">
          <draw:text-box>
            <text:p text:style-name="P2"><text:span text:style-name="T4">1</text:span><text:span text:style-name="T5"> </text:span><text:span text:style-name="T6">Now when they drew near to Jerusalem, to Bethphage and Bethany, at the Mount of Olives, Jesus sent two of his disciples </text:span><text:span text:style-name="T4">2</text:span><text:span text:style-name="T5"> </text:span><text:span text:style-name="T6">and said to them, “Go into the village in front of you, </text:span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3" draw:layer="layout" svg:width="25.654cm" svg:height="7.766cm" svg:x="1.27cm" svg:y="0.779cm">
          <draw:text-box>
            <text:p text:style-name="P2"><text:span text:style-name="T6">and immediately as you enter it you will find a colt tied, on which no one has ever sat. Untie it and bring it. </text:span><text:span text:style-name="T4">3</text:span><text:span text:style-name="T5"> </text:span><text:span text:style-name="T6">If anyone says to you, ‘Why are you doing this?’ say, ‘The Lord has need of it and will send it back here immediately.’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5.4cm" svg:height="7.069cm" svg:x="1.27cm" svg:y="1.059cm">
          <draw:text-box>
            <text:p text:style-name="P2"><text:span text:style-name="T4"><text:s/></text:span><text:span text:style-name="T4">4</text:span><text:span text:style-name="T5"> </text:span><text:span text:style-name="T6">And they went away and found a colt tied at a door outside in the street, and they untied it. </text:span><text:span text:style-name="T4">5</text:span><text:span text:style-name="T5"> </text:span><text:span text:style-name="T6">And some of those standing there said to them, “What are you doing, untying the colt?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3" draw:layer="layout" svg:width="25.654cm" svg:height="9.269cm" svg:x="1.016cm" svg:y="0.891cm">
          <draw:text-box>
            <text:p text:style-name="P2"><text:span text:style-name="T4">6</text:span><text:span text:style-name="T5"> </text:span><text:span text:style-name="T6">And they told them what Jesus had said, and they let them go. </text:span><text:span text:style-name="T4">7</text:span><text:span text:style-name="T5"> </text:span><text:span text:style-name="T6">And they brought the colt to Jesus and threw their cloaks on it, and he sat on it. </text:span><text:span text:style-name="T4">8</text:span><text:span text:style-name="T5"> </text:span><text:span text:style-name="T6">And many spread their cloaks on the road, and others spread leafy branches that they had cut from the fiel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3" draw:layer="layout" svg:width="25.654cm" svg:height="7.766cm" svg:x="1.27cm" svg:y="1.016cm">
          <draw:text-box>
            <text:p text:style-name="P2"><text:span text:style-name="T4">9</text:span><text:span text:style-name="T5"> </text:span><text:span text:style-name="T6">And those who went before and those who followed were shouting, “Hosanna! Blessed is he who comes in the name of the Lord! </text:span><text:span text:style-name="T4">10</text:span><text:span text:style-name="T5"> </text:span><text:span text:style-name="T6">Blessed is the coming kingdom of our father David! Hosanna in the highes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09:26:53.475000000</meta:creation-date>
    <dc:title>Hymn template</dc:title>
    <meta:editing-duration>PT9M17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1-25T09:36:08.841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4-11-25T09:26:53.163000000"/>
  </office:meta>
</office:document-meta>
</file>